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a71d" officeooo:paragraph-rsid="000ba7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shTable:</text:p>
      <text:p text:style-name="P1"/>
      <text:p text:style-name="P1">Short :</text:p>
      <text:p text:style-name="P1">Requirements:</text:p>
      <text:p text:style-name="P1"/>
      <text:p text:style-name="P1"/>
      <text:p text:style-name="P1">Structures:</text:p>
      <text:p text:style-name="P1"/>
      <text:p text:style-name="P1"/>
      <text:p text:style-name="P1">Further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19:37:37.290103118</meta:creation-date>
    <dc:date>2019-08-04T19:38:46.739073538</dc:date>
    <meta:editing-duration>PT1M10S</meta:editing-duration>
    <meta:editing-cycles>1</meta:editing-cycles>
    <meta:document-statistic meta:table-count="0" meta:image-count="0" meta:object-count="0" meta:page-count="1" meta:paragraph-count="5" meta:word-count="6" meta:character-count="49" meta:non-whitespace-character-count="48"/>
    <meta:generator>LibreOffice/6.2.5.2$Linux_X86_64 LibreOffice_project/20$Build-2</meta:generator>
  </office:meta>
</office:document-meta>
</file>